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0703d" officeooo:paragraph-rsid="0000703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.4</text:p>
      <text:p text:style-name="P3"/>
      <text:p text:style-name="P1">Abhishek Gohatre kd4- 80127</text:p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22:09:42.876126288</dc:date>
    <meta:editing-duration>PT13M1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" meta:word-count="6" meta:character-count="42" meta:non-whitespace-character-count="38"/>
  </office:meta>
</office:document-meta>
</file>